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3cm" fo:text-align="justify" style:justify-single-word="false" fo:text-indent="1.251cm" style:auto-text-indent="false" fo:background-color="transparent">
        <style:background-image/>
      </style:paragraph-properties>
      <style:text-properties fo:color="#000000" style:font-name="Times New Roman" fo:font-size="13pt" fo:font-weight="normal" style:font-size-asian="13pt" style:font-weight-asian="normal" style:font-size-complex="13pt" style:font-weight-complex="normal"/>
    </style:style>
    <style:style style:name="P2" style:family="paragraph" style:parent-style-name="Standard">
      <style:paragraph-properties fo:margin-left="0cm" fo:margin-right="0cm" fo:margin-top="0cm" fo:margin-bottom="0.3cm" fo:text-align="justify" style:justify-single-word="false" fo:text-indent="1.251cm" style:auto-text-indent="false" fo:background-color="transparent">
        <style:background-image/>
      </style:paragraph-properties>
      <style:text-properties style:font-name="Times New Roman" fo:font-size="13pt" style:font-size-asian="13pt" style:font-size-complex="13pt"/>
    </style:style>
    <style:style style:name="P3" style:family="paragraph" style:parent-style-name="Standard">
      <style:paragraph-properties fo:margin-left="0cm" fo:margin-right="0cm" fo:margin-top="0cm" fo:margin-bottom="0.3cm" fo:text-align="justify" style:justify-single-word="false" fo:text-indent="1.251cm" style:auto-text-indent="false" fo:background-color="transparent">
        <style:background-image/>
      </style:paragraph-properties>
    </style:style>
    <style:style style:name="P4" style:family="paragraph" style:parent-style-name="Standard">
      <style:paragraph-properties fo:margin-left="0cm" fo:margin-right="0cm" fo:margin-top="0cm" fo:margin-bottom="0.3cm" fo:text-align="justify" style:justify-single-word="false" fo:text-indent="0cm" style:auto-text-indent="false" fo:background-color="transparent">
        <style:background-image/>
      </style:paragraph-properties>
      <style:text-properties fo:color="#000000" style:font-name="Times New Roman"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color="#000000" fo:font-size="13pt" fo:font-weight="normal" style:font-size-asian="13pt" style:font-weight-asian="normal" style:font-size-complex="13pt" style:font-weight-complex="normal"/>
    </style:style>
    <style:style style:name="T5" style:family="text">
      <style:text-properties fo:color="#000000" fo:font-weight="normal" style:font-weight-asian="normal" style:font-weight-complex="normal"/>
    </style:style>
    <style:style style:name="T6" style:family="text">
      <style:text-properties fo:color="#000000" style:font-name="Times New Roman" fo:font-size="13pt" fo:font-weight="normal" style:font-size-asian="13pt" style:font-weight-asian="normal" style:font-size-complex="13pt"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parte de la sociedad nacida desde la década del 80, tenemos una visión bastante lejana de los comienzos de los dispositivos electrónicos a los que denominamos “computadoras”. Para muchos de nosotros estos instrumentos digitales han pasado a ser una parte indispensable de nuestra vida social, laboral, de esparcimiento, y como uno de los medios más comunes para comunicarnos con los demás. La era digital en la cual estamos inmersos nos imposibilita imaginarnos un día sin ellos. </text:p>
      <text:p text:style-name="P2"><text:span text:style-name="T5">Seguramente, la mayoría, como <text:s/>en nuestro caso, adquirió su primera computadora con aproximadamente 8 Mb de memoria, un procesador de 200 Mhz, un disco de almacenamiento de un par de Gigas, un monitor CRT de 15 pulgadas. Estas características que al momento de la adquisición, los vendedores nos aseguraban que teníamos para muchos años venideros, pero al pasar el tiempo se convirtieron en carromatos electróniocs súper obsoletos, actualmente hablando. Esto <text:s/>debido al crecimiento masivo y <text:s/>continuo que se está dando en los últimos años.</text:span></text:p>
      <text:p text:style-name="P3"><text:span text:style-name="T6">Este comportamiento, fue anticipado y enunciado en la Ley de Gordon E. Moore (</text:span><text:a xlink:type="simple" xlink:href="http://es.wikipedia.org/wiki/Ley_de_Moore">http://es.wikipedia.org/wiki/Ley_de_Moore</text:a><text:span text:style-name="T6">), la cual sigue y seguirá teniendo vigencia pareciera por muchos años más. Esto genera que renovar nuestros equipos de computación, sea una tarea cada vez más común al pasar unos pocos pares de años de haberlos comprado.</text:span></text:p>
      <text:p text:style-name="P2"><text:span text:style-name="T5">Si nos ubicamos en décadas anteriores al 80, observaremos que existen radicales diferencias desde nuestra perspectiva consumista.</text:span></text:p>
      <text:p text:style-name="P1">El nacimiento de las computadoras se remonta a la década del 40, con objetivos puramente militares, ya que el mundo estaba inmerso en la Segundo Guerra Mundial (WWII), con el desarrollo de una computadora denominada Z3 (<text:a xlink:type="simple" xlink:href="http://en.wikipedia.org/wiki/Z3_(computer">http://en.wikipedia.org/wiki/Z3_(computer</text:a>)), en 1941, por parte científicos alemanes. Mientras que COLOSSUS (<text:a xlink:type="simple" xlink:href="http://en.wikipedia.org/wiki/Colossus_computer">http://en.wikipedia.org/wiki/Colossus_computer</text:a>), en 1944, fue desarrollada por los británicos para decodificar los mensajes cifrados de los alemanes. Casi al mismo tiempo, en los EEUU, en la Universidad de Pennsylvania, el modelo denominado ENIAC (<text:a xlink:type="simple" xlink:href="http://en.wikipedia.org/wiki/ENIAC">http://en.wikipedia.org/wiki/ENIAC</text:a>) era puesto en marcha en 1946, financiada por la U. S. Army.</text:p>
      <text:p text:style-name="P1">Todas estas computadoras no respetaban el modelo de John von Neumann, <text:s/>matemático húngaro, que en 1945, en un informe sobre el diseño de la computadora EDVAC, propuso el concepto de programa almacenado, utilizando el mismo dispositivo de almacenamiento tanto para las instrucciones como para los datos. Luego denominada Arquitectura Von Neumann (<text:a xlink:type="simple" xlink:href="http://en.wikipedia.org/wiki/Von_Neumann_architecture">http://en.wikipedia.org/wiki/Von_Neumann_architecture</text:a>), actualmente la mayoría de computadoras modernas están basadas en esta arquitectura.</text:p>
      <text:p text:style-name="P1">Por lo que la primera en respetarla, aunque no en su totalidad, fue la desarrollada por el <text:s/>Ballistic Research Laboratory (BRL), en EEUU, a la cual denominaron EDVAC (<text:a xlink:type="simple" xlink:href="http://en.wikipedia.org/wiki/EDVAC">http://en.wikipedia.org/wiki/EDVAC</text:a>), la cual funcionó desde 1949 hasta 1961, demostrando un funcionamiento confiable.</text:p>
      <text:p text:style-name="P1">Pero hasta ese momento, el acceso a las computadoras estaba restringido a científicos, ingenieros electrónicos y personal especializado, no solamente por sus usos militares, sino también porque su operación era a niveles muy cercanos al hardware. Además, de que estas computadoras necesitaban un espacio físico muy significativo, un consumo eléctrico considerable y un mantenimiento constante.</text:p>
      <text:p text:style-name="P1">Así mismo, a nivel académico hubo grandes avances en esta materia en paralelo. En <text:soft-page-break/>la Universidad de Manchester bajo la dirección de Tom Kilburn, se llevó a cabo el Proyecto <text:span text:style-name="T7">“Manchester Small Scale Experimental Machine” </text:span><text:span text:style-name="T8">(SSEM)</text:span>, que tenía como propósito construir una computadora o un prototipo, que respetara la arquitectura von Neumann. El 21 de junio de 1948, se ejecutó con éxito el primer programa almacenado, en la computadora producto de este proyecto, a la cual se denominó BABY.</text:p>
      <text:p text:style-name="P1">Después de estos trabajos a nivel experimental, se contrató a la la firma británica Ferranti (<text:a xlink:type="simple" xlink:href="http://en.wikipedia.org/wiki/Ferranti">http://en.wikipedia.org/wiki/Ferranti</text:a>), para que fabricara industrialmente y comercializara una computadora a la cual se denominó Manchester Mark I (<text:a xlink:type="simple" xlink:href="http://en.wikipedia.org/wiki/Manchester_Mark_1">http://en.wikipedia.org/wiki/Manchester_Mark_1</text:a>).</text:p>
      <text:p text:style-name="P1">Posteriormente, con avances en las memorias, Ferranti construyó el modelo Ferranti Mark I que usaba núcleos magnéticos para los registros. Este modelo siguió evolucionando de acuerdo al estado del arte, con lo que se fabricó la Ferranti Mark II y luego la Mercury Ferranti (1956).</text:p>
      <text:p text:style-name="P4">*********Acá tenemos que contar un poco mas de lo mundial*******************</text:p>
      <text:p text:style-name="P1">En la década del 60 llego a nuestro país la primera computadora denominada CLEMENTINA, la misma impulsada por el Dr. Sadosky en la UBA. Esta fue es un derivado del modelo Manchester Mark 1 o denominada BABY. Esta fue desarrollada en al Universidad de Manchester, siendo la primera computadora que contaba con el almacenamiento de un programa. Se puede decir que la llegada de Clementina marco el nacimiento de las investigaciones entorno a la computadora en Argentina.</text:p>
      <text:p text:style-name="P1">***Acá se podría extender un poco la idea de arriba****</text:p>
      <text:p text:style-name="P1">A pesar de esto los desarrollos tecnológicos en nuestro país siempre se vieron sometidos a tiempos políticos.</text:p>
      <text:p text:style-name="P1">****************Bueno ahora acá habría que empezar a hablar bien bien sobre los objetivos del trabajo que son los desarrollo desde los 70 haciendo bien hincapié desde los noventa hasta ahora que me parece a mi que es lo que mas podemos hablar. ********************</text:p>
      <text:p text:style-name="P1"/>
      <text:p text:style-name="P1"/>
      <text:p text:style-name="P1"/>
      <text:p text:style-name="P1">Esta idea se remonta a muchos proyectos de investigación que llevaron que actualmente podamos contar con dispositivos digitales de increíbles prest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6T10:49:13</meta:creation-date>
    <dc:date>2009-06-26T13:20:21</dc:date>
    <meta:editing-duration>PT02H31M08S</meta:editing-duration>
    <meta:editing-cycles>87</meta:editing-cycles>
    <meta:generator>OpenOffice.org/3.0$Linux OpenOffice.org_project/300m15$Build-9379</meta:generator>
    <meta:document-statistic meta:table-count="0" meta:image-count="0" meta:object-count="0" meta:page-count="2" meta:paragraph-count="17" meta:word-count="815" meta:character-count="5512"/>
    <meta:user-defined meta:name="Información 1"/>
    <meta:user-defined meta:name="Información 2"/>
    <meta:user-defined meta:name="Información 3"/>
    <meta:user-defined meta:name="Información 4"/>
  </office:meta>
</office:document-meta>
</file>